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8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8.217cm" svg:y="0cm">
            <draw:object draw:notify-on-update-of-ranges="Sheet1.A1:Sheet1.A4 Sheet1.B1:Sheet1.B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20">
            <text:p>20</text:p>
          </table:table-cell>
          <table:table-cell office:value-type="float" office:value="62.5">
            <text:p>62.5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51">
            <text:p>251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25">
            <text:p>625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47">
            <text:p>1247</text:p>
          </table:table-cell>
          <table:table-cell table:number-columns-repeated="4"/>
        </table:table-row>
        <table:table-row table:style-name="ro1" table:number-rows-repeated="15">
          <table:table-cell table:number-columns-repeated="6"/>
        </table:table-row>
        <table:table-row table:style-name="ro1">
          <table:table-cell/>
          <table:table-cell office:value-type="string">
            <text:p>freq(kHz)</text:p>
          </table:table-cell>
          <table:table-cell office:value-type="string">
            <text:p>loss constant</text:p>
          </table:table-cell>
          <table:table-cell/>
          <table:table-cell office:value-type="string">
            <text:p>B</text:p>
          </table:table-cell>
          <table:table-cell office:value-type="string">
            <text:p>W/kg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33.41*EXP(0.0375*[.B21])" office:value-type="float" office:value="48.6112631623941">
            <text:p>48.6112631624</text:p>
          </table:table-cell>
          <table:table-cell office:value-type="string">
            <text:p>expo</text:p>
          </table:table-cell>
          <table:table-cell office:value-type="float" office:value="0.2">
            <text:p>0.2</text:p>
          </table:table-cell>
          <table:table-cell table:formula="of:=[.$C$23]*[.E21]^2" office:value-type="float" office:value="0.699304406619596">
            <text:p>0.6993044066</text:p>
          </table:table-cell>
        </table:table-row>
        <table:table-row table:style-name="ro1">
          <table:table-cell table:number-columns-repeated="2"/>
          <table:table-cell table:formula="of:=0.236*[.B21]^1.831" office:value-type="float" office:value="15.9923395796119">
            <text:p>15.9923395796</text:p>
          </table:table-cell>
          <table:table-cell office:value-type="string">
            <text:p>power</text:p>
          </table:table-cell>
          <table:table-cell office:value-type="float" office:value="0.4">
            <text:p>0.4</text:p>
          </table:table-cell>
          <table:table-cell table:formula="of:=[.$C$23]*[.E22]^2" office:value-type="float" office:value="2.79721762647838">
            <text:p>2.7972176265</text:p>
          </table:table-cell>
        </table:table-row>
        <table:table-row table:style-name="ro1">
          <table:table-cell table:number-columns-repeated="2"/>
          <table:table-cell table:formula="of:=0.243*[.B21]^1.857" office:value-type="float" office:value="17.4826101654899">
            <text:p>17.4826101655</text:p>
          </table:table-cell>
          <table:table-cell office:value-type="string">
            <text:p>Log-axes</text:p>
          </table:table-cell>
          <table:table-cell office:value-type="float" office:value="0.6">
            <text:p>0.6</text:p>
          </table:table-cell>
          <table:table-cell table:formula="of:=[.$C$23]*[.E23]^2" office:value-type="float" office:value="6.29373965957636">
            <text:p>6.2937396596</text:p>
          </table:table-cell>
        </table:table-row>
        <table:table-row table:style-name="ro1">
          <table:table-cell table:number-columns-repeated="4"/>
          <table:table-cell office:value-type="float" office:value="0.8">
            <text:p>0.8</text:p>
          </table:table-cell>
          <table:table-cell table:formula="of:=[.$C$23]*[.E24]^2" office:value-type="float" office:value="11.1888705059135">
            <text:p>11.1888705059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formula="of:=[.$C$23]*[.E25]^2" office:value-type="float" office:value="17.4826101654899">
            <text:p>17.4826101655</text:p>
          </table:table-cell>
        </table:table-row>
        <table:table-row table:style-name="ro1">
          <table:table-cell table:number-columns-repeated="4"/>
          <table:table-cell office:value-type="float" office:value="1.2">
            <text:p>1.2</text:p>
          </table:table-cell>
          <table:table-cell table:formula="of:=[.$C$23]*[.E26]^2" office:value-type="float" office:value="25.1749586383054">
            <text:p>25.174958638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4">04/08/2014</text:date>, <text:time>15:3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4T14:37:04.76</meta:creation-date>
    <dc:date>2014-08-04T15:38:48.73</dc:date>
    <meta:editing-duration>PT46M32S</meta:editing-duration>
    <meta:editing-cycles>3</meta:editing-cycles>
    <meta:generator>LibreOffice/3.4$Win32 LibreOffice_project/340m1$Build-302</meta:generator>
    <meta:document-statistic meta:table-count="3" meta:cell-count="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 chart:regression-type="power"/>
    </style:style>
    <style:style style:name="ch4" style:family="chart" style:data-style-name="N0">
      <style:chart-properties chart:display-label="true" chart:logarithmic="true" chart:min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powe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78cm" svg:y="3.926cm" style:legend-expansion="high" chart:style-name="ch2"/>
        <chart:plot-area chart:style-name="ch3" table:cell-range-address="Sheet1.A1:Sheet1.B4" svg:x="0.77cm" svg:y="0.855cm" svg:width="10.468cm" svg:height="7.545cm">
          <chartooo:coordinate-region svg:x="1.947cm" svg:y="1.067cm" svg:width="9.011cm" svg:height="6.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4" chart:class="chart:scatter">
            <chart:domain table:cell-range-address="Sheet1.A1:Sheet1.A4"/>
            <chart:regression-curve chart:style-name="ch8">
              <chart:equation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A1:Sheet1.A4</svg:desc>
                </draw:g>
              </table:table-cell>
              <table:table-cell office:value-type="float" office:value="62.5">
                <text:p>62.5</text:p>
                <draw:g>
                  <svg:desc>Sheet1.B1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247">
                <text:p>12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31" draw:display-name="Hatching 13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